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7C000000205848CB0A.png" manifest:media-type="image/png"/>
  <manifest:file-entry manifest:full-path="Pictures/TablePreview2.svm" manifest:media-type=""/>
  <manifest:file-entry manifest:full-path="Pictures/100002010000017600000020597D6102.png" manifest:media-type="image/png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Arial3" svg:font-family="Arial" style:font-family-generic="swiss"/>
    <style:font-face style:name="DIN" svg:font-family="DIN" style:font-family-generic="swiss"/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nB Office" svg:font-family="'UnB Office'" style:font-pitch="variable"/>
    <style:font-face style:name="UnB Office1" svg:font-family="'UnB Office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UnB Office2" svg:font-family="'UnB Office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Padrão_5f_2_5f_2_5f_1">
      <style:graphic-properties draw:stroke="none" svg:stroke-color="#000000" draw:fill="none" draw:fill-color="#ffffff" draw:textarea-horizontal-align="left" draw:auto-grow-height="true" draw:auto-grow-width="true" fo:min-height="0.589cm" fo:min-width="19.988cm"/>
    </style:style>
    <style:style style:name="gr4" style:family="graphic" style:parent-style-name="Padrão_5f_2_5f_2_5f_1_5f_4">
      <style:graphic-properties draw:stroke="none" svg:stroke-color="#000000" draw:fill="none" draw:fill-color="#ffffff" draw:textarea-horizontal-align="left" draw:auto-grow-height="true" draw:auto-grow-width="true" fo:min-height="0.589cm" fo:min-width="19.988cm"/>
    </style:style>
    <style:style style:name="gr5" style:family="graphic" style:parent-style-name="Padrão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Padrão_5f_2_5f_2_5f_1_5f_5">
      <style:graphic-properties draw:stroke="none" svg:stroke-color="#000000" draw:fill="none" draw:fill-color="#ffffff" draw:textarea-horizontal-align="left" draw:auto-grow-height="true" draw:auto-grow-width="true" fo:min-height="0.589cm" fo:min-width="19.988cm"/>
    </style:style>
    <style:style style:name="gr7" style:family="graphic" style:parent-style-name="Padrão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Padrão_5f_2_5f_2_5f_1_5f_6">
      <style:graphic-properties draw:stroke="none" svg:stroke-color="#000000" draw:fill="none" draw:fill-color="#ffffff" draw:textarea-horizontal-align="left" draw:auto-grow-height="true" draw:auto-grow-width="true" fo:min-height="0.589cm" fo:min-width="19.988cm"/>
    </style:style>
    <style:style style:name="gr9" style:family="graphic" style:parent-style-name="Padrão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adrão_5f_2_5f_1_5f_4_5f_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Padrão_5f_2_5f_1_5f_4_5f_1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Padrão_5f_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Padrão_5f_2_5f_1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Padrão_5f_2_5f_1_5f_4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Padrão_5f_2_5f_1_5f_4_5f_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Padrão_5f_2_5f_1_5f_4_5f_1_5f_3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Padrão_5f_2_5f_1_5f_4_5f_1_5f_3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Padrão_5f_2_5f_1_5f_4_5f_1_5f_3_5f_1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Padrão_5f_2_5f_1_5f_4_5f_1_5f_3_5f_1_5f_1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Padrão_5f_2_5f_1_5f_4_5f_1_5f_3_5f_1_5f_1_5f_1_5f_1_5f_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Padrão_5f_2_5f_1_5f_4_5f_1_5f_3_5f_1_5f_1_5f_1_5f_1_5f_1_5f_2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Padrão_5f_2_5f_1_5f_4_5f_1_5f_3_5f_1_5f_1_5f_1_5f_1_5f_1_5f_2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Padrão_5f_2_5f_1_5f_4_5f_1_5f_3_5f_1_5f_1_5f_1_5f_1_5f_1_5f_2_5f_1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Padrão_5f_2_5f_1_5f_4_5f_1_5f_3_5f_1_5f_1_5f_1_5f_1_5f_1_5f_2_5f_1_5f_1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Padrão_5f_2_5f_2_5f_1_5f_6_5f_1">
      <style:graphic-properties draw:stroke="none" svg:stroke-color="#000000" draw:fill="none" draw:fill-color="#ffffff" draw:textarea-horizontal-align="left" draw:auto-grow-height="true" draw:auto-grow-width="true" fo:min-height="0.589cm" fo:min-width="19.988cm"/>
    </style:style>
    <style:style style:name="gr26" style:family="graphic" style:parent-style-name="Padrão_5f_2_5f_1_5f_4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2.178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3cm"/>
    </style:style>
    <style:style style:name="pr5" style:family="presentation" style:parent-style-name="Padrão-outline1">
      <style:graphic-properties fo:min-height="6.107cm"/>
    </style:style>
    <style:style style:name="co1" style:family="table-column">
      <style:table-column-properties style:column-width="14.721cm" style:use-optimal-column-width="false"/>
    </style:style>
    <style:style style:name="co2" style:family="table-column">
      <style:table-column-properties style:column-width="12cm" style:use-optimal-column-width="false"/>
    </style:style>
    <style:style style:name="ro1" style:family="table-row">
      <style:table-row-properties style:row-height="1.112cm"/>
    </style:style>
    <style:style style:name="ro2" style:family="table-row">
      <style:table-row-properties style:row-height="1.052cm"/>
    </style:style>
    <style:style style:name="ro3" style:family="table-row">
      <style:table-row-properties style:row-height="0.904cm"/>
    </style:style>
    <style:style style:name="ce1" style:family="table-cell">
      <loext:graphic-properties draw:fill="none" style:repeat="repeat" fo:padding-top="0cm" fo:padding-bottom="0cm" fo:padding-left="0cm" fo:padding-right="0cm"/>
      <style:paragraph-properties fo:border="none"/>
      <style:text-properties fo:font-size="18pt" style:font-size-asian="18pt" style:font-size-complex="18pt"/>
    </style:style>
    <style:style style:name="ce2" style:family="table-cell">
      <loext:graphic-properties draw:fill="none" style:repeat="repeat" fo:padding-top="0.1cm" fo:padding-bottom="0.1cm" fo:padding-left="0.1cm" fo:padding-right="0.1cm"/>
      <style:paragraph-properties fo:text-align="end" fo:border="none"/>
      <style:text-properties style:font-name="UnB Office"/>
    </style:style>
    <style:style style:name="ce3" style:family="table-cell">
      <loext:graphic-properties draw:fill="none" style:repeat="repeat" fo:padding-top="0.1cm" fo:padding-bottom="0.1cm" fo:padding-left="0.1cm" fo:padding-right="0.1cm"/>
      <style:paragraph-properties fo:text-align="end" fo:border="none"/>
      <style:text-properties style:font-name="UnB Office" fo:font-style="italic" style:font-style-asian="italic" style:font-style-complex="italic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nB Office"/>
    </style:style>
    <style:style style:name="P3" style:family="paragraph">
      <loext:graphic-properties draw:fill="none"/>
      <style:paragraph-properties fo:text-align="center"/>
      <style:text-properties style:font-name="UnB Office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</style:style>
    <style:style style:name="P6" style:family="paragraph">
      <style:text-properties style:font-name="UnB Office1"/>
    </style:style>
    <style:style style:name="P7" style:family="paragraph">
      <style:text-properties fo:font-size="15pt"/>
    </style:style>
    <style:style style:name="P8" style:family="paragraph">
      <loext:graphic-properties draw:fill="none" draw:fill-color="#ffffff"/>
      <style:text-properties style:font-name="UnB Office2" fo:font-size="15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UnB Office1" fo:font-style="italic" style:font-style-asian="italic" style:font-style-complex="italic"/>
    </style:style>
    <style:style style:name="P12" style:family="paragraph">
      <style:text-properties fo:font-size="32pt"/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style:text-properties style:font-name="UnB Office1" fo:font-style="normal" style:font-style-asian="normal" style:font-style-complex="normal"/>
    </style:style>
    <style:style style:name="T1" style:family="text">
      <style:text-properties style:font-name="UnB Office"/>
    </style:style>
    <style:style style:name="T2" style:family="text">
      <style:text-properties style:font-name="UnB Office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UnB Office" fo:font-style="italic" style:font-style-asian="italic" style:font-style-complex="italic"/>
    </style:style>
    <style:style style:name="T5" style:family="text">
      <style:text-properties style:font-name="UnB Office1"/>
    </style:style>
    <style:style style:name="T6" style:family="text">
      <style:text-properties style:font-name="UnB Office2" fo:font-size="15pt" style:font-size-asian="16pt" style:font-size-complex="16pt"/>
    </style:style>
    <style:style style:name="T7" style:family="text">
      <style:text-properties style:font-name="UnB Office1" fo:font-size="32pt" style:font-size-asian="32pt" style:font-size-complex="32pt"/>
    </style:style>
    <style:style style:name="T8" style:family="text">
      <style:text-properties style:font-name="UnB Office1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Arial3" fo:font-size="32pt" fo:font-style="italic" fo:font-weight="normal" style:letter-kerning="true" style:font-name-asian="Arial3" style:font-size-asian="10.5pt" style:font-style-asian="italic" style:font-name-complex="DIN" style:font-size-complex="10.5pt" style:font-style-complex="italic"/>
    </style:style>
    <style:style style:name="T12" style:family="text">
      <style:text-properties style:font-name="Arial3" fo:font-size="32pt" fo:font-style="normal" fo:font-weight="normal" style:letter-kerning="true" style:font-name-asian="Arial3" style:font-size-asian="10.5pt" style:font-name-complex="DIN" style:font-size-complex="10.5pt"/>
    </style:style>
    <style:style style:name="T13" style:family="text">
      <style:text-properties style:font-name="DIN" fo:font-size="32pt" fo:font-style="normal" fo:font-weight="normal" style:letter-kerning="true" style:font-name-asian="DIN" style:font-size-asian="11pt" style:font-style-asian="normal" style:font-weight-asian="normal" style:font-name-complex="DIN" style:font-size-complex="11pt" style:font-style-complex="normal" style:font-weight-complex="normal"/>
    </style:style>
    <style:style style:name="T14" style:family="text">
      <style:text-properties style:font-name="DIN" fo:font-size="32pt" style:letter-kerning="true" style:font-name-asian="DIN" style:font-size-asian="11pt" style:font-name-complex="DIN" style:font-size-complex="11pt"/>
    </style:style>
    <style:style style:name="T15" style:family="text">
      <style:text-properties fo:font-size="32pt"/>
    </style:style>
    <style:style style:name="T16" style:family="text">
      <style:text-properties fo:font-size="32pt" style:letter-kerning="true" style:font-name-asian="Arial3" style:font-size-asian="10.5pt" style:font-name-complex="DIN" style:font-size-complex="10.5pt"/>
    </style:style>
    <style:style style:name="T17" style:family="text">
      <style:text-properties fo:font-size="32pt" style:letter-kerning="true" style:font-name-asian="DIN" style:font-size-asian="11pt" style:font-name-complex="DIN" style:font-size-complex="11pt"/>
    </style:style>
    <style:style style:name="T18" style:family="text">
      <style:text-properties fo:font-size="32pt" fo:font-style="normal" fo:font-weight="normal" style:letter-kerning="true" style:font-name-asian="DIN" style:font-size-asian="11pt" style:font-name-complex="DIN" style:font-size-complex="11pt"/>
    </style:style>
    <style:style style:name="T19" style:family="text">
      <style:text-properties style:font-name="DIN" fo:font-size="32pt" fo:font-style="normal" fo:font-weight="normal" style:letter-kerning="true" style:font-name-asian="Arial3" style:font-size-asian="10.5pt" style:font-name-complex="DIN" style:font-size-complex="10.5pt"/>
    </style:style>
    <style:style style:name="T20" style:family="text">
      <style:text-properties style:font-name="UnB Office1" fo:font-style="normal" style:font-style-asian="normal" style:font-style-complex="normal"/>
    </style:style>
    <style:style style:name="T21" style:family="text">
      <style:text-properties style:font-name="UnB Office1" fo:font-style="italic" style:font-style-asian="italic" style:font-style-complex="italic"/>
    </style:style>
    <style:style style:name="T22" style:family="text">
      <style:text-properties style:font-name="DIN" fo:font-size="32pt" fo:font-style="italic" fo:font-weight="normal" style:letter-kerning="true" style:font-name-asian="Arial3" style:font-size-asian="10.5pt" style:font-style-asian="italic" style:font-name-complex="DIN" style:font-size-complex="10.5pt" style:font-style-complex="italic"/>
    </style:style>
    <style:style style:name="T23" style:family="text">
      <style:text-properties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são 0.2 | Radar</presentation:footer-decl>
      <draw:page draw:name="page1" draw:style-name="dp1" draw:master-page-name="Padrão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639cm" svg:height="12.178cm" svg:x="1.4cm" svg:y="3.314cm" presentation:class="subtitle" presentation:user-transformed="true">
          <draw:text-box>
            <text:p text:style-name="P1"><text:span text:style-name="T1">Percepções de bolsistas ProUni acerca do pertencimento ao ensino superior privado</text:span></text:p>
          </draw:text-box>
        </draw:frame>
        <draw:frame draw:style-name="standard" draw:layer="layout" svg:width="14.72cm" svg:height="4.447cm" svg:x="3.379cm" svg:y="2.2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Faculdade de Educação</text:span></text:p>
              </table:table-cell>
            </table:table-row>
            <table:table-row table:style-name="ro1">
              <table:table-cell table:style-name="ce1">
                <text:p><text:span text:style-name="T2">Sociologia da Educação</text:span></text:p>
              </table:table-cell>
            </table:table-row>
            <table:table-row table:style-name="ro1">
              <table:table-cell table:style-name="ce1">
                <text:p><text:span text:style-name="T2">Prof. Dr. Carlos Alberto de Sousa</text:span></text:p>
              </table:table-cell>
            </table:table-row>
            <table:table-row table:style-name="ro1">
              <table:table-cell table:style-name="ce1">
                <text:p><text:span text:style-name="T3">Aluno: </text:span><text:span text:style-name="T2">Danilo Alves Xavi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0.555cm" svg:height="0.902cm" svg:x="1.245cm" svg:y="1.098cm">
          <draw:image xlink:href="Pictures/100002010000017600000020597D6102.png" xlink:type="simple" xlink:show="embed" xlink:actuate="onLoad">
            <text:p/>
          </draw:image>
        </draw:frame>
        <draw:frame draw:style-name="standard" draw:layer="layout" svg:width="11.999cm" svg:height="5.867cm" svg:x="13.951cm" svg:y="13.563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4"><text:span text:style-name="T1">Ruy de Deus Mello Neto</text:span></text:p>
              </table:table-cell>
            </table:table-row>
            <table:table-row table:style-name="ro3">
              <table:table-cell table:style-name="ce3">
                <text:p text:style-name="P4"><text:span text:style-name="T4">Universidade de São Paulo</text:span></text:p>
              </table:table-cell>
            </table:table-row>
            <table:table-row table:style-name="ro2">
              <table:table-cell table:style-name="ce2">
                <text:p text:style-name="P4"><text:span text:style-name="T1">Hugo Augusto Vasconcelos Medeiros</text:span></text:p>
              </table:table-cell>
            </table:table-row>
            <table:table-row table:style-name="ro3">
              <table:table-cell table:style-name="ce3">
                <text:p text:style-name="P4"><text:span text:style-name="T4">Universidade Federal de Pernambuco</text:span></text:p>
              </table:table-cell>
            </table:table-row>
            <table:table-row table:style-name="ro2">
              <table:table-cell table:style-name="ce2">
                <text:p text:style-name="P4"><text:span text:style-name="T1">Afrânio Mendes Catani</text:span></text:p>
              </table:table-cell>
            </table:table-row>
            <table:table-row table:style-name="ro3">
              <table:table-cell table:style-name="ce3">
                <text:p text:style-name="P4"><text:span text:style-name="T4">Universidade de São Paul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Objetivo</text:span></text:p>
          </draw:text-box>
        </draw:frame>
        <draw:frame draw:style-name="gr3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header>
                <text:p><text:span text:style-name="T7">“</text:span><text:span text:style-name="T7">Discutir a construção da identidade social de estudantes bolsistas integrais do Programa Universidade Para Todos (ProUni) em relação ao seu pertencimento à educação superior e à faculdade </text:span><text:span text:style-name="T8">privada</text:span><text:span text:style-name="T7">, tomando por base a ideia de 'ruptura' em sua identidade social a partir do contato com uma nova fronteira social.”</text:span></text:p>
              </text:list-header>
            </text:list>
          </draw:text-box>
        </draw:frame>
        <draw:frame draw:style-name="gr1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Capital Cultural</text:p>
          </draw:text-box>
        </draw:frame>
        <draw:frame draw:style-name="gr3" draw:text-style-name="P8" draw:layer="layout" svg:width="20.488cm" svg:height="0.839cm" svg:x="5.821cm" svg:y="18.901cm">
          <draw:text-box>
            <text:p text:style-name="P7"><text:span text:style-name="T6">Percepções de bolsistas ProUni acerca do pertencimento ao ensino superior privado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4">
              <text:list-header>
                <text:p/>
                <text:p>“Recurso de poder que equivale e se destaca - no duplo sentido de se separar e de ter uma relevância especial - de outros recursos, especialmente, e tendo como referência <text:s/>básica, os recursos econômicos”. (Silva, 1995, p. 01)</text:p>
              </text:list-header>
            </text:list>
          </draw:text-box>
        </draw:frame>
        <draw:frame draw:style-name="gr1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9">Habitus</text:span></text:p>
          </draw:text-box>
        </draw:frame>
        <draw:frame draw:style-name="gr4" draw:text-style-name="P8" draw:layer="layout" svg:width="20.488cm" svg:height="0.839cm" svg:x="5.821cm" svg:y="18.901cm">
          <draw:text-box>
            <text:p text:style-name="P7"><text:span text:style-name="T6">Percepções de bolsistas ProUni acerca do pertencimento ao ensino superior privado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4">
              <text:list-header>
                <text:p/>
                <text:p>“Disposições incorporadas pelos sujeitos sociais ao longo de seu processo de socialização; integra experiências passadas, atua como uma matriz de percepções, de apreciações, de ações”. (Bourdieu, 1983, <text:span text:style-name="T9">apud</text:span> Setton, 2002, p. 03)</text:p>
                <text:p/>
              </text:list-header>
            </text:list>
          </draw:text-box>
        </draw:frame>
        <draw:frame draw:style-name="gr5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Fronteira Simbólica</text:p>
          </draw:text-box>
        </draw:frame>
        <draw:frame draw:style-name="gr6" draw:text-style-name="P8" draw:layer="layout" svg:width="20.488cm" svg:height="0.839cm" svg:x="5.821cm" svg:y="18.901cm">
          <draw:text-box>
            <text:p text:style-name="P7"><text:span text:style-name="T6">Percepções de bolsistas ProUni acerca do pertencimento ao ensino superior privado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4">
              <text:list-header>
                <text:p/>
                <text:p>“As fronteiras ('<text:span text:style-name="T9">boundaries'</text:span>) delimitam a separação das pessoas em grupos. Ao mesmo tempo que definem quem está 'fora', também definem quem está 'dentro', gerando sentimentos de similaridade e de filiação” (Menezes, 2014, p. 09, <text:span text:style-name="T9">apud </text:span><text:span text:style-name="T10">Lamont &amp; Molnár</text:span><text:span text:style-name="T9">, 2002)</text:span>.</text:p>
              </text:list-header>
            </text:list>
          </draw:text-box>
        </draw:frame>
        <draw:frame draw:style-name="gr7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Estabelecidos e <text:span text:style-name="T9">Outsiders</text:span></text:p>
          </draw:text-box>
        </draw:frame>
        <draw:frame draw:style-name="gr8" draw:text-style-name="P8" draw:layer="layout" svg:width="20.488cm" svg:height="0.839cm" svg:x="5.821cm" svg:y="18.901cm">
          <draw:text-box>
            <text:p text:style-name="P7"><text:span text:style-name="T6">Percepções de bolsistas ProUni acerca do pertencimento ao ensino superior privado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4">
              <text:list-header>
                <text:p/>
                <text:p>“Potencialidades de diferenciais de integração entre grupos aparentemente semelhantes”. Martins (2012, p. 04)</text:p>
              </text:list-header>
            </text:list>
          </draw:text-box>
        </draw:frame>
        <draw:frame draw:style-name="gr9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Contexto Internacional</text:p>
          </draw:text-box>
        </draw:frame>
        <draw:frame presentation:style-name="pr5" draw:text-style-name="P12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11">Gap</text:span><text:span text:style-name="T12"> </text:span><text:span text:style-name="T13">de acesso e de desempenho </text:span><text:span text:style-name="T14">escolar entre as diferentes classes sociais</text:span><text:span text:style-name="T15">;</text:span></text:p>
              </text:list-item>
              <text:list-item>
                <text:p><text:span text:style-name="T15">P</text:span><text:span text:style-name="T16">olíticas sociais e econômicas que alimentaram </text:span><text:span text:style-name="T17">desigualdades encontradas na educação superior</text:span><text:span text:style-name="T15">;</text:span></text:p>
              </text:list-item>
              <text:list-item>
                <text:p><text:span text:style-name="T16">Causas sociais tendem a ser colocadas de lado, </text:span><text:span text:style-name="T17">em nome da qualidade da educação;</text:span></text:p>
              </text:list-item>
              <text:list-item>
                <text:p><text:span text:style-name="T16">Discurso conservador </text:span><text:span text:style-name="T17">e meritocrático, permeado pela ideia de que estas instituições destinam-se aos melhores estudantes;</text:span></text:p>
              </text:list-item>
              <text:list-item>
                <text:p><text:span text:style-name="T16">Ações afirmativas governamentais </text:span><text:span text:style-name="T17">têm visado à correção das desvantagens oriundas de históricos sociais específicos, </text:span><text:span text:style-name="T18">deixando de lado questões estruturais.</text:span></text:p>
              </text:list-item>
            </text:list>
          </draw:text-box>
        </draw:frame>
        <draw:frame draw:style-name="gr10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8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Contexto Brasileiro</text:p>
          </draw:text-box>
        </draw:frame>
        <draw:frame presentation:style-name="pr5" draw:text-style-name="P12" draw:layer="layout" svg:width="24.639cm" svg:height="12.18cm" svg:x="1.4cm" svg:y="4.914cm" presentation:class="outline" presentation:user-transformed="true">
          <draw:text-box>
            <text:list text:style-name="L4">
              <text:list-header>
                <text:p><text:span text:style-name="T19">Lei de Diretrizes e Bases da Educação</text:span></text:p>
                <text:p><text:span text:style-name="T19">Art. 4º O dever do Estado com educação escolar pública será efetivado mediante a garantia de:</text:span></text:p>
                <text:list>
                  <text:list-header>
                    <text:p><text:span text:style-name="T19">V - acesso aos níveis mais elevados do ensino, da pesquisa e da criação artística, segundo a capacidade de cada um;</text:span></text:p>
                    <text:p><text:span text:style-name="T19"/></text:p>
                  </text:list-header>
                </text:list>
              </text:list-header>
              <text:list-item>
                <text:p><text:span text:style-name="T19">Instituições de maior prestígio têm sido relutantes em relação a adotar políticas de ingresso baseadas em critérios raciais e de renda;</text:span></text:p>
              </text:list-item>
              <text:list-item>
                <text:p><text:span text:style-name="T19">Desde o Plano Nacional de Educação (PNE 2001-2010), admite-se a necessidade de expansão do número de vagas ocupadas na educação superior para jovens entre 18 e 24 anos, especialmente para os de baixa renda e com históricos familiares de desvantagem social.</text:span></text:p>
              </text:list-item>
            </text:list>
          </draw:text-box>
        </draw:frame>
        <draw:frame draw:style-name="gr11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8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text-style-name="P14" draw:layer="layout" svg:width="25.199cm" svg:height="3.506cm" svg:x="1.4cm" svg:y="0.837cm" presentation:class="title">
          <draw:text-box>
            <text:p text:style-name="P13"><text:span text:style-name="T20">Metodologia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<text:span text:style-name="T21">Snowball Sampling</text:span></text:p>
                <text:list>
                  <text:list-item>
                    <text:p><text:span text:style-name="T10">Universo Restrito;</text:span></text:p>
                  </text:list-item>
                  <text:list-item>
                    <text:p><text:span text:style-name="T10">Incapaz de explicar situações para além do </text:span><text:span text:style-name="T10"><text:tab/></text:span><text:span text:style-name="T10">espaço amostral;</text:span></text:p>
                  </text:list-item>
                  <text:list-item>
                    <text:p><text:span text:style-name="T10">Competente quando se considera uma população específica ou quando é possível desconsiderar o universo total – estudos de caso controle.</text:span>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8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Sujeito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Jovem recém-formado bolsista do ProUni Integral;</text:p>
              </text:list-item>
              <text:list-item>
                <text:p>Faixa de renda preestabelecida;</text:p>
              </text:list-item>
              <text:list-item>
                <text:p>Conclusão de ensino médio na rede pública de ensino ou rede privada como bolsista;</text:p>
              </text:list-item>
              <text:list-item>
                <text:p>Estágio final de conclusão de graduação em pesquisa anterior, realizada no segundo semestre de 2010.</text:p>
              </text:list-item>
            </text:list>
          </draw:text-box>
        </draw:frame>
        <draw:frame draw:style-name="gr13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8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Instituições</text:span></text:p>
          </draw:text-box>
        </draw:frame>
        <draw:frame presentation:style-name="pr4" draw:text-style-name="P12" draw:layer="layout" svg:width="24.639cm" svg:height="12.18cm" svg:x="1.4cm" svg:y="4.914cm" presentation:class="outline">
          <draw:text-box>
            <text:list text:style-name="L4">
              <text:list-item>
                <text:p><text:span text:style-name="T15">Centro Universitário Maurício de Nassau;</text:span></text:p>
              </text:list-item>
              <text:list-item>
                <text:p><text:span text:style-name="T15">Faculdade Integrada de Pernambuco;</text:span></text:p>
              </text:list-item>
              <text:list-item>
                <text:p><text:span text:style-name="T15">Faculdade Joaquim Nabuco;</text:span></text:p>
              </text:list-item>
              <text:list-item>
                <text:p><text:span text:style-name="T15">Faculdade Vale do Ipojuca;</text:span></text:p>
              </text:list-item>
              <text:list-item>
                <text:p><text:span text:style-name="T15">Faculdades Integradas Barros Mello;</text:span></text:p>
              </text:list-item>
              <text:list-item>
                <text:p><text:span text:style-name="T15">Universidade Católica de Pernambuco.</text:span></text:p>
              </text:list-item>
            </text:list>
          </draw:text-box>
        </draw:frame>
        <draw:frame draw:style-name="gr14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8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Participação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Resistência em participação;</text:p>
              </text:list-item>
              <text:list-item>
                <text:p>Dificuldade de acesso aos alunos pela instituição;</text:p>
              </text:list-item>
              <text:list-item>
                <text:p>Identificação de um pequeno grupo inicial de estudantes bolsistas;</text:p>
              </text:list-item>
              <text:list-item>
                <text:p>Indicação de novos participantes por meio dos inicialmente selecionados;</text:p>
              </text:list-item>
              <text:list-item>
                <text:p>Interação entre os sujeitos entrevistados;</text:p>
              </text:list-item>
              <text:list-item>
                <text:p>Perspectivas próprias;</text:p>
              </text:list-item>
              <text:list-item>
                <text:p>Forma com a qual ele identifica seus pares;</text:p>
              </text:list-item>
              <text:list-item>
                <text:p>Solicitação de dados sobre sujeitos a serem indicados;</text:p>
              </text:list-item>
              <text:list-item>
                <text:p>Percepção do ponto de saturação: novos indivíduos não interferem no padrão de resposta obtido ou indicação de sujeitos que já tenham participado do estudo.</text:p>
              </text:list-item>
            </text:list>
          </draw:text-box>
        </draw:frame>
        <draw:frame draw:style-name="gr15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8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Entrevista</text:p>
          </draw:text-box>
        </draw:frame>
        <draw:frame presentation:style-name="pr5" draw:text-style-name="P12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15">Experiências e vivências na educação superior;</text:span></text:p>
              </text:list-item>
              <text:list-item>
                <text:p><text:span text:style-name="T15">Percepção dos estudantes sobre as diferenças sociais e econômicas entre bolsistas e não bolsistas;</text:span></text:p>
              </text:list-item>
              <text:list-item>
                <text:p><text:span text:style-name="T15">Percepção dos bolsistas sobre seu desempenho escolar e sobre o desempenho escolar dos não bolsistas;</text:span></text:p>
              </text:list-item>
              <text:list-item>
                <text:p><text:span text:style-name="T15">Choque cultural em relação aos novos e antigos estudantes que, devido à desigualdade socioeconômica e cultural, exige, sobretudo dos primeiros, uma reidentificação.</text:span></text:p>
              </text:list-item>
            </text:list>
          </draw:text-box>
        </draw:frame>
        <draw:frame draw:style-name="gr14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8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ProUni</text:p>
          </draw:text-box>
        </draw:frame>
        <draw:frame presentation:style-name="pr5" draw:text-style-name="P12" draw:layer="layout" svg:width="24.639cm" svg:height="12.18cm" svg:x="1.4cm" svg:y="4.914cm" presentation:class="outline" presentation:user-transformed="true">
          <draw:text-box>
            <text:list text:style-name="L4">
              <text:list-header>
                <text:p><text:span text:style-name="T19">“</text:span><text:span text:style-name="T19">Programa que amplia o acesso à educação superior a grupos historicamente dela afastados por meio da oferta de bolsas a estudantes de baixa renda em Instituições Privadas de Ensino Superior brasileiras”.</text:span></text:p>
              </text:list-header>
            </text:list>
          </draw:text-box>
        </draw:frame>
        <draw:frame draw:style-name="gr16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8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Acesso </text:p>
          </draw:text-box>
        </draw:frame>
        <draw:frame presentation:style-name="pr5" draw:text-style-name="P12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19">Aumento das matrículas sem, contudo, colocar em pauta a ampliação do acesso a instituições públicas de excelência;</text:span></text:p>
              </text:list-item>
              <text:list-item>
                <text:p><text:span text:style-name="T19">Modificações em parte do perfil do corpo estudantil;</text:span></text:p>
              </text:list-item>
              <text:list-item>
                <text:p><text:span text:style-name="T19">Possibilidade para que o estudante pobre, negro, de escola pública, antes convencido de que a educação superior não lhe pertencia, possa perceber este nível de ensino como oportunidade de ascensão social;</text:span></text:p>
              </text:list-item>
              <text:list-item>
                <text:p><text:span text:style-name="T19">Processos seletivos normalmente mais rigorosos;</text:span></text:p>
              </text:list-item>
            </text:list>
          </draw:text-box>
        </draw:frame>
        <draw:frame draw:style-name="gr17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8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Êxito Escolar</text:p>
          </draw:text-box>
        </draw:frame>
        <draw:frame presentation:style-name="pr5" draw:text-style-name="P12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19">Expectativa de êxito impacta direto nas estratégias escolares dos estudantes</text:span><text:span text:style-name="T19">;</text:span></text:p>
              </text:list-item>
              <text:list-item>
                <text:p><text:span text:style-name="T19">Oportunidade ofertada, a um alto custo, de serem melhores estudantes em instituições de segundo escalão.</text:span></text:p>
              </text:list-item>
            </text:list>
          </draw:text-box>
        </draw:frame>
        <draw:frame draw:style-name="gr18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8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Relações Sociais</text:p>
          </draw:text-box>
        </draw:frame>
        <draw:frame presentation:style-name="pr5" draw:text-style-name="P12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19">Situações distintas de outros estudantes;</text:span></text:p>
              </text:list-item>
              <text:list-item>
                <text:p><text:span text:style-name="T19">Capital escolar mais elevado;</text:span></text:p>
              </text:list-item>
              <text:list-item>
                <text:p><text:span text:style-name="T19">Capital cultural geral mais baixo;</text:span></text:p>
              </text:list-item>
              <text:list-item>
                <text:p><text:span text:style-name="T19">Rompimento da identificação e pertencimento social;</text:span></text:p>
              </text:list-item>
              <text:list-item>
                <text:p><text:span text:style-name="T19">Impossibilidade de substituição imediata de categorias e elementos identitários tradicionais.</text:span></text:p>
              </text:list-item>
            </text:list>
          </draw:text-box>
        </draw:frame>
        <draw:frame draw:style-name="gr19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8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Identidade Social</text:p>
          </draw:text-box>
        </draw:frame>
        <draw:frame presentation:style-name="pr5" draw:text-style-name="P12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19">Seleção direta ou indireta que pesa com rigor desigual para sujeitos de diferentes classes sociais, de acordo com a desigual distribuição do capital cultural (Bourdieu, 1979);</text:span></text:p>
              </text:list-item>
              <text:list-item>
                <text:p><text:span text:style-name="T19">Não-correlação entre o acesso à educação formal e o acúmulo de capital cultural;</text:span></text:p>
              </text:list-item>
              <text:list-item>
                <text:p><text:span text:style-name="T19">Escola exerce papel central na continuidade de uma desigualdade real ao atribuir esperanças de sucesso escolar a todos os jovens e escamoteia os papéis da hierarquia social, da distribuição do capital cultural, do processo seletivo e da certificação para o sucesso escolar.</text:span></text:p>
              </text:list-item>
            </text:list>
          </draw:text-box>
        </draw:frame>
        <draw:frame draw:style-name="gr20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8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Trajetória Social</text:p>
          </draw:text-box>
        </draw:frame>
        <draw:frame presentation:style-name="pr5" draw:text-style-name="P12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19">A posição social inicial e o capital de origem não são o bastante para determinar a trajetória dos membros de uma classe;</text:span></text:p>
              </text:list-item>
              <text:list-item>
                <text:p><text:span text:style-name="T19">Diferentes classes e frações de classes permanecem em constante disputa simbólica para impor sua visão e perpetuarem, no âmbito cultural, a sua posição social.</text:span></text:p>
              </text:list-item>
            </text:list>
          </draw:text-box>
        </draw:frame>
        <draw:frame draw:style-name="gr21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8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Sistemas Simbólicos</text:p>
          </draw:text-box>
        </draw:frame>
        <draw:frame presentation:style-name="pr5" draw:text-style-name="P12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19">Sistemas simbólicos, além de cumprirem a função política de legitimação da dominação (“violência simbólica”), permitem produzir “efeitos reais sem dispêndio aparente de energia”;</text:span></text:p>
              </text:list-item>
              <text:list-item>
                <text:p><text:span text:style-name="T19">A classe dominante hierarquiza-se de acordo com as frações dominantes, detentoras de maior capital econômico que, na construção do processo de hierarquização, dão precedência a seus motivos e aspirações. </text:span></text:p>
              </text:list-item>
            </text:list>
          </draw:text-box>
        </draw:frame>
        <draw:frame draw:style-name="gr22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8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Programa</text:p>
          </draw:text-box>
        </draw:frame>
        <draw:frame presentation:style-name="pr5" draw:text-style-name="P12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19">Na tentativa de subverter uma lógica de igualdade formal entre jovens, alimenta o processo de manutenção da desigualdade;</text:span></text:p>
              </text:list-item>
              <text:list-item>
                <text:p><text:span text:style-name="T19">Desde o processo de seleção, colocam-se em pé de igualdade jovens considerados como igualmente desprovidos de capital econômico, originários das mais diferentes matrizes familiares, desconsiderando-se as distintas trajetórias escolares, acúmulo de capital e diferentes </text:span><text:span text:style-name="T22">habitus</text:span><text:span text:style-name="T19"> de cada grupo;</text:span></text:p>
              </text:list-item>
              <text:list-item>
                <text:p><text:span text:style-name="T19">A escolha final dos candidatos preocupa-se mais com o âmbito formal, <text:s/>tornando-se restritiva e conservadora, uma vez que não permite uma ampla modificação do quadro de desigualdade persistente;</text:span></text:p>
              </text:list-item>
              <text:list-item>
                <text:p><text:span text:style-name="T19">Sistemas antagônicos: material e reparatório na definição dos beneficiários </text:span><text:span text:style-name="T22">versus</text:span><text:span text:style-name="T19"> formal e conservador na seleção final dos candidatos;</text:span></text:p>
              </text:list-item>
              <text:list-item>
                <text:p><text:span text:style-name="T19">Não havendo correspondência exata entre “trajetórias objetivas” e formas identitárias, de modo que trajetórias descendentes podem implicar identidades conservativas.</text:span></text:p>
              </text:list-item>
            </text:list>
          </draw:text-box>
        </draw:frame>
        <draw:frame draw:style-name="gr23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8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Dados</text:p>
          </draw:text-box>
        </draw:frame>
        <draw:frame presentation:style-name="pr5" draw:text-style-name="P12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19">Segundo os microdados do Exame Nacional do Ensino Médio – ENEM 2012 –, mais de 75% dos jovens inscritos no exame no Estado de Pernambuco estariam aptos a concorrer a uma bolsa integral;</text:span></text:p>
              </text:list-item>
              <text:list-item>
                <text:p><text:span text:style-name="T19">2,6% dos estudantes matriculados na educação superior em Pernambuco são bolsistas ProUni;</text:span></text:p>
              </text:list-item>
              <text:list-item>
                <text:p><text:span text:style-name="T19">4,3% dos estudantes na rede privada da educação superior em Pernambuco são bolsistas do ProUni.</text:span></text:p>
              </text:list-item>
            </text:list>
          </draw:text-box>
        </draw:frame>
        <draw:frame draw:style-name="gr24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25" draw:text-style-name="P8" draw:layer="layout" svg:width="20.488cm" svg:height="0.839cm" svg:x="5.821cm" svg:y="18.902cm">
          <draw:text-box>
            <text:p text:style-name="P7"><text:span text:style-name="T6">Percepções de bolsistas ProUni acerca do pertencimento ao ensino superior priv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5" draw:text-style-name="P12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15">Martins, Ludmila Gonçalves. Os estabelecidos e os </text:span><text:span text:style-name="T23">outsiders</text:span><text:span text:style-name="T15">. Um convite para repensar heranças histórico sociológicas. Espírito Santo, 2012.</text:span></text:p>
              </text:list-item>
              <text:list-item>
                <text:p><text:span text:style-name="T15">Menezes, Vitor. Identidade e processos de identificação: um apanhado teórico. Rio de Janeiro. 2014.</text:span></text:p>
              </text:list-item>
              <text:list-item>
                <text:p><text:span text:style-name="T15">Setton, Maria da Graça Jacintho. A teoria do habitus em Pierre Bourdieu. Uma leitura contemporânea. São Paulo. 2002.</text:span></text:p>
              </text:list-item>
              <text:list-item>
                <text:p><text:span text:style-name="T15">Silva, Gilda Olinto do Valle Silva. Capital cultural, classe e gênero em Bourdieu. Rio de Janeiro. 1995.</text:span></text:p>
              </text:list-item>
            </text:list>
          </draw:text-box>
        </draw:frame>
        <draw:frame draw:style-name="gr26" draw:text-style-name="P9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8" draw:text-style-name="P8" draw:layer="layout" svg:width="20.488cm" svg:height="0.839cm" svg:x="5.821cm" svg:y="18.902cm">
          <draw:text-box>
            <text:p><text:span text:style-name="T6">Percepções de bolsistas ProUni acerca do pertencimento ao ensino superior privad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 style:font-family-generic="roman"/>
    <style:font-face style:name="Arial3" svg:font-family="Arial" style:font-family-generic="swiss"/>
    <style:font-face style:name="DIN" svg:font-family="DIN" style:font-family-generic="swiss"/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nB Office" svg:font-family="'UnB Office'" style:font-pitch="variable"/>
    <style:font-face style:name="UnB Office1" svg:font-family="'UnB Office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UnB Office2" svg:font-family="'UnB Office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Rodapé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çalh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Padrão_5f_1" style:display-name="Padrã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" style:display-name="Padrão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" style:display-name="Padrão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1" style:display-name="Padrão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1" style:display-name="Padrão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2" style:display-name="Padrão_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2" style:display-name="Padrão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2" style:display-name="Padrão_2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2" style:display-name="Padrão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3" style:display-name="Padrão_2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3" style:display-name="Padrão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2_5f_1" style:display-name="Padrão_2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2_5f_1" style:display-name="Padrão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3" style:display-name="Padrão_2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3" style:display-name="Padrão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2_5f_1_5f_1" style:display-name="Padrão_2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2_5f_1_5f_1" style:display-name="Padrão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4" style:display-name="Padrão_2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4" style:display-name="Padrão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2_5f_1_5f_2" style:display-name="Padrão_2_2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2_5f_1_5f_2" style:display-name="Padrão_2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5" style:display-name="Padrão_2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5" style:display-name="Padrão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2_5f_1_5f_3" style:display-name="Padrão_2_2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2_5f_1_5f_3" style:display-name="Padrão_2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6" style:display-name="Padrão_2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6" style:display-name="Padrão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" style:display-name="Padrão_2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" style:display-name="Padrão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6_5f_1" style:display-name="Padrão_2_6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6_5f_1" style:display-name="Padrão_2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" style:display-name="Padrão_2_1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" style:display-name="Padrão_2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2_5f_1_5f_4" style:display-name="Padrão_2_2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2_5f_1_5f_4" style:display-name="Padrão_2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4" style:display-name="Padrão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2_5f_1_5f_5" style:display-name="Padrão_2_2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2_5f_1_5f_5" style:display-name="Padrão_2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5" style:display-name="Padrão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2_5f_1_5f_6" style:display-name="Padrão_2_2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2_5f_1_5f_6" style:display-name="Padrão_2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5" style:display-name="Padrão_2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5" style:display-name="Padrão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1" style:display-name="Padrão_2_1_4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1" style:display-name="Padrão_2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6" style:display-name="Padrão_2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6" style:display-name="Padrão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2" style:display-name="Padrão_2_1_4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2" style:display-name="Padrão_2_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7" style:display-name="Padrão_2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7" style:display-name="Padrão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3" style:display-name="Padrão_2_1_4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3" style:display-name="Padrão_2_1_4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7_5f_1" style:display-name="Padrão_2_1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7_5f_1" style:display-name="Padrão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3_5f_1" style:display-name="Padrão_2_1_4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3_5f_1" style:display-name="Padrão_2_1_4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7_5f_1_5f_1" style:display-name="Padrão_2_1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7_5f_1_5f_1" style:display-name="Padrão_2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3_5f_1_5f_1" style:display-name="Padrão_2_1_4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3_5f_1_5f_1" style:display-name="Padrão_2_1_4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7_5f_1_5f_1_5f_1" style:display-name="Padrão_2_1_7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7_5f_1_5f_1_5f_1" style:display-name="Padrão_2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3_5f_1_5f_1_5f_1" style:display-name="Padrão_2_1_4_1_3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3_5f_1_5f_1_5f_1" style:display-name="Padrão_2_1_4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7_5f_1_5f_1_5f_1_5f_1" style:display-name="Padrão_2_1_7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7_5f_1_5f_1_5f_1_5f_1" style:display-name="Padrão_2_1_7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3_5f_1_5f_1_5f_1_5f_1" style:display-name="Padrão_2_1_4_1_3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3_5f_1_5f_1_5f_1_5f_1" style:display-name="Padrão_2_1_4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7_5f_1_5f_1_5f_1_5f_2" style:display-name="Padrão_2_1_7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7_5f_1_5f_1_5f_1_5f_2" style:display-name="Padrão_2_1_7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3_5f_1_5f_1_5f_1_5f_2" style:display-name="Padrão_2_1_4_1_3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3_5f_1_5f_1_5f_1_5f_2" style:display-name="Padrão_2_1_4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7_5f_1_5f_1_5f_1_5f_3" style:display-name="Padrão_2_1_7_1_1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7_5f_1_5f_1_5f_1_5f_3" style:display-name="Padrão_2_1_7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3_5f_1_5f_1_5f_1_5f_3" style:display-name="Padrão_2_1_4_1_3_1_1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3_5f_1_5f_1_5f_1_5f_3" style:display-name="Padrão_2_1_4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7_5f_1_5f_1_5f_1_5f_1_5f_1" style:display-name="Padrão_2_1_7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7_5f_1_5f_1_5f_1_5f_1_5f_1" style:display-name="Padrão_2_1_7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3_5f_1_5f_1_5f_1_5f_1_5f_1" style:display-name="Padrão_2_1_4_1_3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3_5f_1_5f_1_5f_1_5f_1_5f_1" style:display-name="Padrão_2_1_4_1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7_5f_1_5f_1_5f_1_5f_1_5f_1_5f_1" style:display-name="Padrão_2_1_7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7_5f_1_5f_1_5f_1_5f_1_5f_1_5f_1" style:display-name="Padrão_2_1_7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3_5f_1_5f_1_5f_1_5f_1_5f_1_5f_1" style:display-name="Padrão_2_1_4_1_3_1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3_5f_1_5f_1_5f_1_5f_1_5f_1_5f_1" style:display-name="Padrão_2_1_4_1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7_5f_1_5f_1_5f_1_5f_1_5f_1_5f_2" style:display-name="Padrão_2_1_7_1_1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7_5f_1_5f_1_5f_1_5f_1_5f_1_5f_2" style:display-name="Padrão_2_1_7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3_5f_1_5f_1_5f_1_5f_1_5f_1_5f_2" style:display-name="Padrão_2_1_4_1_3_1_1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3_5f_1_5f_1_5f_1_5f_1_5f_1_5f_2" style:display-name="Padrão_2_1_4_1_3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7_5f_1_5f_1_5f_1_5f_1_5f_1_5f_2_5f_1" style:display-name="Padrão_2_1_7_1_1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7_5f_1_5f_1_5f_1_5f_1_5f_1_5f_2_5f_1" style:display-name="Padrão_2_1_7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3_5f_1_5f_1_5f_1_5f_1_5f_1_5f_2_5f_1" style:display-name="Padrão_2_1_4_1_3_1_1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3_5f_1_5f_1_5f_1_5f_1_5f_1_5f_2_5f_1" style:display-name="Padrão_2_1_4_1_3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7_5f_1_5f_1_5f_1_5f_1_5f_1_5f_2_5f_1_5f_1" style:display-name="Padrão_2_1_7_1_1_1_1_1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7_5f_1_5f_1_5f_1_5f_1_5f_1_5f_2_5f_1_5f_1" style:display-name="Padrão_2_1_7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3_5f_1_5f_1_5f_1_5f_1_5f_1_5f_2_5f_1_5f_1" style:display-name="Padrão_2_1_4_1_3_1_1_1_1_1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3_5f_1_5f_1_5f_1_5f_1_5f_1_5f_2_5f_1_5f_1" style:display-name="Padrão_2_1_4_1_3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7_5f_1_5f_1_5f_1_5f_1_5f_1_5f_2_5f_1_5f_1_5f_1" style:display-name="Padrão_2_1_7_1_1_1_1_1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7_5f_1_5f_1_5f_1_5f_1_5f_1_5f_2_5f_1_5f_1_5f_1" style:display-name="Padrão_2_1_7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3_5f_1_5f_1_5f_1_5f_1_5f_1_5f_2_5f_1_5f_1_5f_1" style:display-name="Padrão_2_1_4_1_3_1_1_1_1_1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3_5f_1_5f_1_5f_1_5f_1_5f_1_5f_2_5f_1_5f_1_5f_1" style:display-name="Padrão_2_1_4_1_3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7_5f_1_5f_1_5f_1_5f_1_5f_1_5f_2_5f_1_5f_1_5f_1_5f_1" style:display-name="Padrão_2_1_7_1_1_1_1_1_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7_5f_1_5f_1_5f_1_5f_1_5f_1_5f_2_5f_1_5f_1_5f_1_5f_1" style:display-name="Padrão_2_1_7_1_1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3_5f_1_5f_1_5f_1_5f_1_5f_1_5f_2_5f_1_5f_1_5f_1_5f_1" style:display-name="Padrão_2_1_4_1_3_1_1_1_1_1_2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3_5f_1_5f_1_5f_1_5f_1_5f_1_5f_2_5f_1_5f_1_5f_1_5f_1" style:display-name="Padrão_2_1_4_1_3_1_1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2_5f_1_5f_6_5f_1" style:display-name="Padrão_2_2_1_6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2_5f_1_5f_6_5f_1" style:display-name="Padrão_2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_5f_1_5f_4_5f_1_5f_3_5f_1_5f_1_5f_1_5f_1_5f_1_5f_2_5f_1_5f_1_5f_1_5f_1_5f_1" style:display-name="Padrão_2_1_4_1_3_1_1_1_1_1_2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_5f_4_5f_1_5f_3_5f_1_5f_1_5f_1_5f_1_5f_1_5f_2_5f_1_5f_1_5f_1_5f_1_5f_1" style:display-name="Padrão_2_1_4_1_3_1_1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nB Offic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ka </meta:initial-creator>
    <meta:creation-date>2014-10-19T20:30:05</meta:creation-date>
    <dc:date>2016-09-22T16:59:24.200000000</dc:date>
    <meta:editing-duration>PT18H54M44S</meta:editing-duration>
    <meta:editing-cycles>224</meta:editing-cycles>
    <meta:generator>LibreOffice/4.4.4.3$Windows_x86 LibreOffice_project/2c39ebcf046445232b798108aa8a7e7d89552ea8</meta:generator>
    <meta:document-statistic meta:object-count="159"/>
  </office:meta>
</office:document-meta>
</file>